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CE4D6"/>
    </style:style>
    <style:style style:name="ce26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31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nina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32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.75" table:formula="of:=[.E8]+[.E9]+[.E10]+[.E11]+[.E12]+[.E13]+[.E14]" table:style-name="ce19">
            <text:p>3,75</text:p>
          </table:table-cell>
          <table:table-cell office:value-type="float" office:value="3.75" table:formula="of:=[.E7]" table:style-name="ce19">
            <text:p>3,7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33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style-name="ce24"/>
          <table:table-cell table:number-columns-repeated="5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34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25"/>
          <table:table-cell office:value-type="float" office:value="10.25" table:formula="of:=[.E16]+[.E17]+[.E18]+[.E19]+[.E20]+[.E21]+[.E22]" table:style-name="ce26">
            <text:p>10,25</text:p>
          </table:table-cell>
          <table:table-cell office:value-type="float" office:value="10.25" table:style-name="ce27">
            <text:p>10,25</text:p>
          </table:table-cell>
          <table:table-cell office:value-type="float" office:value="2" table:style-name="ce19">
            <text:p>2</text:p>
          </table:table-cell>
          <table:table-cell office:value-type="float" office:value="1.5" table:formula="of:=[.H16]+[.H17]+[.H18]+[.H19]+[.H20]+[.H21]+[.H22]" table:style-name="ce19">
            <text:p>1,5</text:p>
          </table:table-cell>
          <table:table-cell office:value-type="float" office:value="1.5" table:formula="of:=[.I16]+[.I17]+[.I18]+[.I19]+[.I20]+[.I21]+[.I22]" table:style-name="ce19">
            <text:p>1,5</text:p>
          </table:table-cell>
          <table:table-cell office:value-type="float" office:value="0" table:style-name="ce1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office:value-type="string" table:content-validation-name="val3" table:style-name="ce28">
            <text:p>Terminé</text:p>
          </table:table-cell>
          <table:table-cell office:value-type="float" office:value="1.25" table:style-name="ce29">
            <text:p>1,2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1">
            <text:p>0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.5" table:style-name="ce21">
            <text:p>1,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office:value-type="string" table:content-validation-name="val3" table:style-name="ce21">
            <text:p>En cours</text:p>
          </table:table-cell>
          <table:table-cell office:value-type="float" office:value="1.5" table:style-name="ce21">
            <text:p>1,5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30">
            <text:p>Créer page Jeu</text:p>
          </table:table-cell>
          <table:table-cell table:content-validation-name="val2" table:style-name="ce21"/>
          <table:table-cell office:value-type="string" table:content-validation-name="val3" table:style-name="ce21">
            <text:p>En cours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.75" table:formula="of:=[.E24]+[.E25]+[.E26]" table:style-name="ce19">
            <text:p>9,75</text:p>
          </table:table-cell>
          <table:table-cell office:value-type="float" office:value="9.75" table:formula="of:=[.F24]+[.F25]+[.F26]+[.F27]" table:style-name="ce19">
            <text:p>9,75</text:p>
          </table:table-cell>
          <table:table-cell office:value-type="float" office:value="4.25" table:formula="of:=[.G24]+[.G25]+[.G26]+[.G27]" table:style-name="ce19">
            <text:p>4,25</text:p>
          </table:table-cell>
          <table:table-cell office:value-type="float" office:value="2.75" table:formula="of:=[.H24]+[.H25]+[.H26]+[.H27]" table:style-name="ce19">
            <text:p>2,75</text:p>
          </table:table-cell>
          <table:table-cell office:value-type="float" office:value="2.25" table:formula="of:=[.I24]+[.I25]+[.I26]+[.I27]" table:style-name="ce19">
            <text:p>2,25</text:p>
          </table:table-cell>
          <table:table-cell office:value-type="float" office:value="0" table:formula="of:=[.J24]+[.J25]+[.J26]+[.J27]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3.25" table:style-name="ce29">
            <text:p>3,25</text:p>
          </table:table-cell>
          <table:table-cell office:value-type="float" office:value="3.25" table:style-name="ce21">
            <text:p>3,25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A Tester</text:p>
          </table:table-cell>
          <table:table-cell office:value-type="float" office:value="3.25" table:style-name="ce21">
            <text:p>3,25</text:p>
          </table:table-cell>
          <table:table-cell office:value-type="float" office:value="3.25" table:style-name="ce21">
            <text:p>3,25</text:p>
          </table:table-cell>
          <table:table-cell office:value-type="float" office:value="1.5" table:style-name="ce21">
            <text:p>1,5</text:p>
          </table:table-cell>
          <table:table-cell office:value-type="float" office:value="1" table:style-name="ce21">
            <text:p>1</text:p>
          </table:table-cell>
          <table:table-cell office:value-type="float" office:value="0.75" table:style-name="ce21">
            <text:p>0,75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office:value-type="string" table:content-validation-name="val3" table:style-name="ce21">
            <text:p>A Tester</text:p>
          </table:table-cell>
          <table:table-cell office:value-type="float" office:value="3.25" table:style-name="ce21">
            <text:p>3,25</text:p>
          </table:table-cell>
          <table:table-cell office:value-type="float" office:value="3.25" table:style-name="ce21">
            <text:p>3,25</text:p>
          </table:table-cell>
          <table:table-cell office:value-type="float" office:value="1.75" table:style-name="ce21">
            <text:p>1,75</text:p>
          </table:table-cell>
          <table:table-cell office:value-type="float" office:value="1.75" table:style-name="ce21">
            <text:p>1,75</text:p>
          </table:table-cell>
          <table:table-cell office:value-type="float" office:value="1.5" table:style-name="ce21">
            <text:p>1,5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2" table:formula="of:=[.E29]+[.E30]+[.E31]+[.E32]" table:style-name="ce19">
            <text:p>12</text:p>
          </table:table-cell>
          <table:table-cell office:value-type="float" office:value="12" table:formula="of:=[.F29]+[.F30]" table:style-name="ce19">
            <text:p>12</text:p>
          </table:table-cell>
          <table:table-cell office:value-type="float" office:value="12" table:formula="of:=[.G29]+[.G30]" table:style-name="ce19">
            <text:p>12</text:p>
          </table:table-cell>
          <table:table-cell office:value-type="float" office:value="12" table:formula="of:=[.H29]+[.H30]" table:style-name="ce19">
            <text:p>12</text:p>
          </table:table-cell>
          <table:table-cell office:value-type="float" office:value="11.5" table:formula="of:=[.I29]+[.I30]" table:style-name="ce19">
            <text:p>11,5</text:p>
          </table:table-cell>
          <table:table-cell office:value-type="float" office:value="4.75" table:formula="of:=[.J29]+[.J30]" table:style-name="ce19">
            <text:p>4,7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En cours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0.75" table:style-name="ce21">
            <text:p>0,7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office:value-type="string" table:content-validation-name="val3" table:style-name="ce21">
            <text:p>En cours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6.5" table:style-name="ce21">
            <text:p>6,5</text:p>
          </table:table-cell>
          <table:table-cell office:value-type="float" office:value="4" table:style-name="ce21">
            <text:p>4</text:p>
          </table:table-cell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30 - Préparer la soutenanc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33]" table:style-name="ce19">
            <text:p>2</text:p>
          </table:table-cell>
          <table:table-cell office:value-type="float" office:value="2" table:formula="of:=[.F33]" table:style-name="ce19">
            <text:p>2</text:p>
          </table:table-cell>
          <table:table-cell office:value-type="float" office:value="2" table:formula="of:=[.G33]" table:style-name="ce19">
            <text:p>2</text:p>
          </table:table-cell>
          <table:table-cell office:value-type="float" office:value="2" table:formula="of:=[.H33]" table:style-name="ce19">
            <text:p>2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35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6">
            <text:p>Charge estimée/reste à faire en heures</text:p>
          </table:table-cell>
          <table:covered-table-cell table:number-columns-repeated="2"/>
          <table:table-cell office:value-type="error" office:string-value="#REF!" table:formula="of:=SUM([.E7];[.#REF!];[.E23];[.E28];[.E33];[.E38];[.E43];[.E48];[.E53])" table:style-name="ce31">
            <text:p>#REF!</text:p>
          </table:table-cell>
          <table:table-cell office:value-type="float" office:value="61.5" table:formula="of:=SUM([.F7:.F57])" table:style-name="ce31">
            <text:p>61,5</text:p>
          </table:table-cell>
          <table:table-cell office:value-type="float" office:value="38" table:formula="of:=SUM([.G7:.G57])" table:style-name="ce31">
            <text:p>38</text:p>
          </table:table-cell>
          <table:table-cell office:value-type="float" office:value="34.5" table:formula="of:=SUM([.H7:.H57])" table:style-name="ce31">
            <text:p>34,5</text:p>
          </table:table-cell>
          <table:table-cell office:value-type="float" office:value="32.5" table:formula="of:=SUM([.I7:.I57])" table:style-name="ce31">
            <text:p>32,5</text:p>
          </table:table-cell>
          <table:table-cell office:value-type="float" office:value="9.5" table:formula="of:=SUM([.J7:.J57])" table:style-name="ce31">
            <text:p>9,5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6">
            <text:p>Total heures (heures travaillées par jour * homme(s))</text:p>
          </table:table-cell>
          <table:covered-table-cell table:number-columns-repeated="2"/>
          <table:table-cell office:value-type="float" office:value="37.75" table:formula="of:=[.E7]+[.E15]+[.E23]+[.E28]+[.E33]" table:style-name="ce31">
            <text:p>37,75</text:p>
          </table:table-cell>
          <table:table-cell office:value-type="float" office:value="30.75" table:formula="of:=[.E59]-([Paramètres.$D2]*[Paramètres.$D4])" table:style-name="ce31">
            <text:p>30,75</text:p>
          </table:table-cell>
          <table:table-cell office:value-type="float" office:value="23.75" table:formula="of:=[.F59]-([Paramètres.$D2]*[Paramètres.$D4])" table:style-name="ce31">
            <text:p>23,75</text:p>
          </table:table-cell>
          <table:table-cell office:value-type="float" office:value="16.75" table:formula="of:=[.G59]-([Paramètres.$D2]*[Paramètres.$D4])" table:style-name="ce31">
            <text:p>16,75</text:p>
          </table:table-cell>
          <table:table-cell office:value-type="float" office:value="9.75" table:formula="of:=[.H59]-([Paramètres.$D2]*[Paramètres.$D4])" table:style-name="ce31">
            <text:p>9,75</text:p>
          </table:table-cell>
          <table:table-cell office:value-type="float" office:value="2.75" table:formula="of:=[.I59]-([Paramètres.$D2]*[Paramètres.$D4])" table:style-name="ce31">
            <text:p>2,75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number-rows-repeated="32"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Graphique 1" svg:x="0.07917in" svg:y="0.14583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43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title/>
    <dc:description/>
    <dc:subject/>
    <meta:initial-creator>MARTIN Bruno</meta:initial-creator>
    <dc:creator>Vanina MARTIGNONI</dc:creator>
    <meta:creation-date>2017-12-06T13:08:19Z</meta:creation-date>
    <dc:date>2025-11-21T12:44:03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72440944882pt" svg:y="41.97496062992126pt" svg:width="805.2144094488188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